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01a491" officeooo:paragraph-rsid="0001a491"/>
    </style:style>
    <style:style style:name="P2" style:family="paragraph" style:parent-style-name="Standard">
      <style:text-properties officeooo:rsid="0001d786" officeooo:paragraph-rsid="0001d7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celand</text:p>
      <text:p text:style-name="P1"/>
      <text:p text:style-name="P2">Now when I already swam with some of the world most renowned ice swimmers I also wanted to try the cold waters of Iceland. </text:p>
      <text:p text:style-name="P2"/>
      <text:p text:style-name="P2">Is it a sign of bravery or a sigh of an absolute and sheer madness to wager into such a swim absolutely alone?</text:p>
      <text:p text:style-name="P2"/>
      <text:p text:style-name="P2"><text:s/></text:p>
      <text:p text:style-name="P2">The title "Iceland" works well for now: it’s simple, geographic, and carries that stark, cold resonance. If you want alternatives later, something like "Alone in the North Atlantic", "The Solitary Plunge", or "Madness or Bravery" (echoing the question you pose) could add a more poetic or philosophical layer. But honestly, the plain "Iceland" has a Coelho-esque minimalism that fits the spirit of the original novel.</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2:02.672306334</meta:creation-date>
    <dc:date>2025-12-13T10:32:08.554975568</dc:date>
    <meta:editing-duration>PT2M40S</meta:editing-duration>
    <meta:editing-cycles>2</meta:editing-cycles>
    <meta:generator>LibreOffice/24.2.7.2$Linux_X86_64 LibreOffice_project/420$Build-2</meta:generator>
    <meta:document-statistic meta:table-count="0" meta:image-count="0" meta:object-count="0" meta:page-count="1" meta:paragraph-count="5" meta:word-count="113" meta:character-count="658" meta:non-whitespace-character-count="547"/>
  </office:meta>
</office:document-meta>
</file>